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202122" style:font-name="sans-serif" fo:font-size="10.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rem ipsum dolor sit amet, consectetur adipisci elit, sed do eiusmod tempor incidunt ut labore et dolore magna aliqua. Ut enim $prova ad minim veniam, quis nostrum exercitationem ullamco laboriosam, nisi ut aliquid ex ea commodi consequatur. $indirizzo Duis aute irure reprehenderit in voluptate $prova velit esse cillum dolore eu fugiat nulla pariatur. $indirizzo Excepteur sint obcaecat cupiditat non $indirizzo proident, sunt in culpa qui officia deserunt mollit anim id est laborum.</text:span> </text:p>
      <text:p text:style-name="P1"/>
      <text:p text:style-name="P1">Prova</text:p>
      <text:p text:style-name="P1"/>
      <text:p text:style-name="P1">ciaooo $prova $indirizzo prova ciao</text:p>
      <text:p text:style-name="P1">nuova riga</text:p>
      <text:p text:style-name="P1"/>
      <text:p text:style-name="P1"/>
      <text:p text:style-name="P1"/>
      <text:p text:style-name="P1">nuova riga2</text:p>
      <text:p text:style-name="P1"/>
      <text:p text:style-name="P1">Prova</text:p>
      <text:p text:style-name="P1"/>
      <text:p text:style-name="P1"><text:span text:style-name="T1">Lorem ipsum dolor sit amet, consectetur adipisci elit, sed do eiusmod tempor incidunt ut labore et dolore magna aliqua. Ut enim $prova ad minim veniam, quis nostrum exercitationem ullamco laboriosam, nisi ut aliquid ex ea commodi consequatur. $indirizzo Duis aute irure reprehenderit in voluptate $prova velit esse cillum dolore eu fugiat nulla pariatur. $indirizzo Excepteur sint obcaecat cupiditat non $indirizzo proident, sunt in culpa qui officia deserunt mollit anim id est laborum.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1T11:19:56.56</meta:creation-date>
    <dc:date>2020-07-01T12:49:30.52</dc:date>
    <meta:editing-duration>PT9M40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1" meta:paragraph-count="7" meta:word-count="155" meta:character-count="1042"/>
  </office:meta>
</office:document-meta>
</file>